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c2dd" officeooo:paragraph-rsid="001fc2d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d6d02"/>
    </style:style>
    <style:style style:name="P4" style:family="paragraph" style:parent-style-name="Standard">
      <style:paragraph-properties fo:text-align="justify" style:justify-single-word="false"/>
      <style:text-properties officeooo:paragraph-rsid="0020026a"/>
    </style:style>
    <style:style style:name="P5" style:family="paragraph" style:parent-style-name="Standard">
      <style:paragraph-properties fo:text-align="justify" style:justify-single-word="false"/>
      <style:text-properties officeooo:paragraph-rsid="00268c32"/>
    </style:style>
    <style:style style:name="P6" style:family="paragraph" style:parent-style-name="Standard">
      <style:paragraph-properties fo:text-align="justify" style:justify-single-word="false"/>
      <style:text-properties officeooo:paragraph-rsid="002cd232"/>
    </style:style>
    <style:style style:name="P7" style:family="paragraph" style:parent-style-name="Standard">
      <style:paragraph-properties fo:text-align="justify" style:justify-single-word="false"/>
      <style:text-properties officeooo:paragraph-rsid="003130a0"/>
    </style:style>
    <style:style style:name="P8" style:family="paragraph" style:parent-style-name="Standard">
      <style:paragraph-properties fo:text-align="justify" style:justify-single-word="false"/>
      <style:text-properties officeooo:paragraph-rsid="0039846e"/>
    </style:style>
    <style:style style:name="P9" style:family="paragraph" style:parent-style-name="Standard">
      <style:paragraph-properties fo:text-align="justify" style:justify-single-word="false"/>
      <style:text-properties officeooo:paragraph-rsid="00469501"/>
    </style:style>
    <style:style style:name="P10" style:family="paragraph" style:parent-style-name="Standard">
      <style:paragraph-properties fo:text-align="justify" style:justify-single-word="false"/>
      <style:text-properties officeooo:paragraph-rsid="00485dc5"/>
    </style:style>
    <style:style style:name="P11" style:family="paragraph" style:parent-style-name="Standard">
      <style:paragraph-properties fo:text-align="justify" style:justify-single-word="false"/>
      <style:text-properties officeooo:paragraph-rsid="00522865"/>
    </style:style>
    <style:style style:name="P12" style:family="paragraph" style:parent-style-name="Standard">
      <style:paragraph-properties fo:text-align="justify" style:justify-single-word="false"/>
      <style:text-properties officeooo:paragraph-rsid="005feb50"/>
    </style:style>
    <style:style style:name="P13" style:family="paragraph" style:parent-style-name="Standard">
      <style:paragraph-properties fo:text-align="justify" style:justify-single-word="false"/>
      <style:text-properties officeooo:rsid="0023a3c3" officeooo:paragraph-rsid="00268c32"/>
    </style:style>
    <style:style style:name="P14" style:family="paragraph" style:parent-style-name="Standard">
      <style:paragraph-properties fo:text-align="justify" style:justify-single-word="false"/>
      <style:text-properties officeooo:rsid="00268c32" officeooo:paragraph-rsid="00268c32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fc2dd" officeooo:paragraph-rsid="001fc2d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fc2dd" officeooo:paragraph-rsid="003c317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fc2dd" officeooo:paragraph-rsid="0067bce5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32ba99" officeooo:paragraph-rsid="0032ba99"/>
    </style:style>
    <style:style style:name="P19" style:family="paragraph" style:parent-style-name="Standard">
      <style:paragraph-properties fo:text-align="justify" style:justify-single-word="false"/>
      <style:text-properties fo:font-style="italic" style:text-underline-style="none" officeooo:rsid="0049aba0" officeooo:paragraph-rsid="0049aba0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bold" officeooo:rsid="001fc2dd" officeooo:paragraph-rsid="001fc2d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bold" officeooo:paragraph-rsid="00268c32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bold" officeooo:paragraph-rsid="00485dc5" style:font-weight-asian="bold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officeooo:paragraph-rsid="00636c81"/>
    </style:style>
    <style:style style:name="P24" style:family="paragraph" style:parent-style-name="Standard">
      <style:paragraph-properties fo:text-align="justify" style:justify-single-word="false"/>
      <style:text-properties officeooo:rsid="001d6d02" officeooo:paragraph-rsid="00268c32"/>
    </style:style>
    <style:style style:name="P25" style:family="paragraph" style:parent-style-name="Standard">
      <style:paragraph-properties fo:text-align="justify" style:justify-single-word="false"/>
      <style:text-properties officeooo:rsid="002cd232" officeooo:paragraph-rsid="002cd232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fc2dd" officeooo:paragraph-rsid="003c317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469501" officeooo:paragraph-rsid="0046950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485dc5" officeooo:paragraph-rsid="00485dc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514a8b" officeooo:paragraph-rsid="00485dc5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fo:font-style="normal" style:text-underline-style="none" fo:font-weight="normal" officeooo:rsid="005feb50" officeooo:paragraph-rsid="005feb5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fo:font-style="normal" style:text-underline-style="none" fo:font-weight="normal" officeooo:rsid="005feb50" officeooo:paragraph-rsid="006076dc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fo:font-style="normal" style:text-underline-style="none" fo:font-weight="normal" officeooo:rsid="0065f223" officeooo:paragraph-rsid="00636c8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067bce5"/>
    </style:style>
    <style:style style:name="P34" style:family="paragraph" style:parent-style-name="Standard">
      <style:paragraph-properties fo:text-align="justify" style:justify-single-word="false"/>
      <style:text-properties officeooo:paragraph-rsid="006f7a77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6f7a77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71910d"/>
    </style:style>
    <style:style style:name="P37" style:family="paragraph" style:parent-style-name="Standard">
      <style:paragraph-properties fo:text-align="justify" style:justify-single-word="false"/>
      <style:text-properties officeooo:paragraph-rsid="0071910d"/>
    </style:style>
    <style:style style:name="P38" style:family="paragraph" style:parent-style-name="Standard">
      <style:paragraph-properties fo:text-align="justify" style:justify-single-word="false"/>
      <style:text-properties officeooo:paragraph-rsid="00752f0e"/>
    </style:style>
    <style:style style:name="P39" style:family="paragraph" style:parent-style-name="Standard">
      <style:paragraph-properties fo:text-align="justify" style:justify-single-word="false"/>
      <style:text-properties officeooo:paragraph-rsid="007a5f6c"/>
    </style:style>
    <style:style style:name="P40" style:family="paragraph" style:parent-style-name="Standard">
      <style:paragraph-properties fo:text-align="justify" style:justify-single-word="false"/>
      <style:text-properties officeooo:paragraph-rsid="007ac240"/>
    </style:style>
    <style:style style:name="P41" style:family="paragraph" style:parent-style-name="Standard">
      <style:paragraph-properties fo:text-align="justify" style:justify-single-word="false"/>
      <style:text-properties officeooo:paragraph-rsid="008e9c49"/>
    </style:style>
    <style:style style:name="P42" style:family="paragraph" style:parent-style-name="Standard">
      <style:paragraph-properties fo:text-align="justify" style:justify-single-word="false"/>
      <style:text-properties officeooo:paragraph-rsid="0092906c"/>
    </style:style>
    <style:style style:name="P43" style:family="paragraph" style:parent-style-name="Standard">
      <style:paragraph-properties fo:text-align="justify" style:justify-single-word="false"/>
      <style:text-properties officeooo:paragraph-rsid="0093c579"/>
    </style:style>
    <style:style style:name="P44" style:family="paragraph" style:parent-style-name="Standard">
      <style:paragraph-properties fo:text-align="justify" style:justify-single-word="false"/>
      <style:text-properties officeooo:paragraph-rsid="009a653c"/>
    </style:style>
    <style:style style:name="P45" style:family="paragraph" style:parent-style-name="Standard">
      <style:paragraph-properties fo:text-align="justify" style:justify-single-word="false"/>
      <style:text-properties officeooo:paragraph-rsid="00a0d680"/>
    </style:style>
    <style:style style:name="P46" style:family="paragraph" style:parent-style-name="Standard" style:list-style-name="L1">
      <style:paragraph-properties fo:text-align="justify" style:justify-single-word="false"/>
      <style:text-properties officeooo:rsid="0070a87a" officeooo:paragraph-rsid="0070a87a"/>
    </style:style>
    <style:style style:name="P47" style:family="paragraph" style:parent-style-name="Standard" style:list-style-name="L1">
      <style:paragraph-properties fo:text-align="justify" style:justify-single-word="false"/>
      <style:text-properties officeooo:rsid="0070a87a" officeooo:paragraph-rsid="0071910d"/>
    </style:style>
    <style:style style:name="P48" style:family="paragraph" style:parent-style-name="Standard">
      <style:paragraph-properties fo:text-align="justify" style:justify-single-word="false"/>
      <style:text-properties officeooo:rsid="0070a87a" officeooo:paragraph-rsid="0071910d"/>
    </style:style>
    <style:style style:name="P49" style:family="paragraph" style:parent-style-name="Standard" style:list-style-name="L1">
      <style:paragraph-properties fo:text-align="justify" style:justify-single-word="false"/>
      <style:text-properties officeooo:rsid="0071910d" officeooo:paragraph-rsid="0071910d"/>
    </style:style>
    <style:style style:name="P50" style:family="paragraph" style:parent-style-name="Standard">
      <style:paragraph-properties fo:text-align="justify" style:justify-single-word="false"/>
      <style:text-properties officeooo:rsid="007ac240" officeooo:paragraph-rsid="007ac240"/>
    </style:style>
    <style:style style:name="P51" style:family="paragraph" style:parent-style-name="Standard">
      <style:paragraph-properties fo:text-align="justify" style:justify-single-word="false"/>
      <style:text-properties officeooo:rsid="007d9889" officeooo:paragraph-rsid="007d9889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1fc2dd" officeooo:paragraph-rsid="007d9889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1fc2dd" officeooo:paragraph-rsid="008b6500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1fc2dd" officeooo:paragraph-rsid="009cf35e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1fc2dd" officeooo:paragraph-rsid="001fc2dd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weight="bold" officeooo:rsid="009cf35e" officeooo:paragraph-rsid="009cf35e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officeooo:rsid="00831de6" officeooo:paragraph-rsid="00831de6"/>
    </style:style>
    <style:style style:name="P58" style:family="paragraph" style:parent-style-name="Standard">
      <style:paragraph-properties fo:text-align="justify" style:justify-single-word="false"/>
      <style:text-properties officeooo:rsid="00845a41" officeooo:paragraph-rsid="008585da"/>
    </style:style>
    <style:style style:name="P59" style:family="paragraph" style:parent-style-name="Standard">
      <style:paragraph-properties fo:text-align="justify" style:justify-single-word="false"/>
      <style:text-properties officeooo:rsid="008585da" officeooo:paragraph-rsid="00895633"/>
    </style:style>
    <style:style style:name="P60" style:family="paragraph" style:parent-style-name="Standard">
      <style:paragraph-properties fo:text-align="justify" style:justify-single-word="false"/>
      <style:text-properties officeooo:rsid="008b6500" officeooo:paragraph-rsid="008b6500"/>
    </style:style>
    <style:style style:name="P61" style:family="paragraph" style:parent-style-name="Standard">
      <style:paragraph-properties fo:text-align="justify" style:justify-single-word="false"/>
      <style:text-properties officeooo:rsid="008e9c49" officeooo:paragraph-rsid="008e9c49"/>
    </style:style>
    <style:style style:name="P62" style:family="paragraph" style:parent-style-name="Standard">
      <style:paragraph-properties fo:text-align="justify" style:justify-single-word="false"/>
      <style:text-properties officeooo:rsid="0092906c" officeooo:paragraph-rsid="0092906c"/>
    </style:style>
    <style:style style:name="P63" style:family="paragraph" style:parent-style-name="Standard">
      <style:paragraph-properties fo:text-align="justify" style:justify-single-word="false"/>
      <style:text-properties officeooo:rsid="0023a3c3" officeooo:paragraph-rsid="0092c045"/>
    </style:style>
    <style:style style:name="P64" style:family="paragraph" style:parent-style-name="Standard">
      <style:paragraph-properties fo:text-align="justify" style:justify-single-word="false" fo:break-before="page"/>
      <style:text-properties officeooo:rsid="00831de6" officeooo:paragraph-rsid="00831de6"/>
    </style:style>
    <style:style style:name="P65" style:family="paragraph" style:parent-style-name="Standard">
      <style:paragraph-properties fo:text-align="justify" style:justify-single-word="false" fo:break-before="page"/>
      <style:text-properties officeooo:paragraph-rsid="00a0d680"/>
    </style:style>
    <style:style style:name="T1" style:family="text">
      <style:text-properties officeooo:rsid="001d6ad6"/>
    </style:style>
    <style:style style:name="T2" style:family="text">
      <style:text-properties officeooo:rsid="001d6d02"/>
    </style:style>
    <style:style style:name="T3" style:family="text">
      <style:text-properties officeooo:rsid="001fc2dd"/>
    </style:style>
    <style:style style:name="T4" style:family="text">
      <style:text-properties officeooo:rsid="0020026a"/>
    </style:style>
    <style:style style:name="T5" style:family="text">
      <style:text-properties officeooo:rsid="0020ae9e"/>
    </style:style>
    <style:style style:name="T6" style:family="text">
      <style:text-properties officeooo:rsid="0021fe2e"/>
    </style:style>
    <style:style style:name="T7" style:family="text">
      <style:text-properties officeooo:rsid="0023a3c3"/>
    </style:style>
    <style:style style:name="T8" style:family="text">
      <style:text-properties officeooo:rsid="0023df83"/>
    </style:style>
    <style:style style:name="T9" style:family="text">
      <style:text-properties officeooo:rsid="00251919"/>
    </style:style>
    <style:style style:name="T10" style:family="text">
      <style:text-properties officeooo:rsid="00257dba"/>
    </style:style>
    <style:style style:name="T11" style:family="text">
      <style:text-properties officeooo:rsid="00268c32"/>
    </style:style>
    <style:style style:name="T12" style:family="text">
      <style:text-properties officeooo:rsid="002759e4"/>
    </style:style>
    <style:style style:name="T13" style:family="text">
      <style:text-properties officeooo:rsid="0027e0d6"/>
    </style:style>
    <style:style style:name="T14" style:family="text">
      <style:text-properties officeooo:rsid="002a1d56"/>
    </style:style>
    <style:style style:name="T15" style:family="text">
      <style:text-properties officeooo:rsid="002bf16a"/>
    </style:style>
    <style:style style:name="T16" style:family="text">
      <style:text-properties officeooo:rsid="002d6057"/>
    </style:style>
    <style:style style:name="T17" style:family="text">
      <style:text-properties officeooo:rsid="002dbf7c"/>
    </style:style>
    <style:style style:name="T18" style:family="text">
      <style:text-properties officeooo:rsid="003130a0"/>
    </style:style>
    <style:style style:name="T19" style:family="text">
      <style:text-properties officeooo:rsid="0032148e"/>
    </style:style>
    <style:style style:name="T20" style:family="text">
      <style:text-properties officeooo:rsid="0032ba99"/>
    </style:style>
    <style:style style:name="T21" style:family="text">
      <style:text-properties officeooo:rsid="0033d74a"/>
    </style:style>
    <style:style style:name="T22" style:family="text">
      <style:text-properties officeooo:rsid="00340a66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fc2dd"/>
    </style:style>
    <style:style style:name="T25" style:family="text">
      <style:text-properties style:text-underline-style="solid" style:text-underline-width="auto" style:text-underline-color="font-color" officeooo:rsid="0020026a"/>
    </style:style>
    <style:style style:name="T26" style:family="text">
      <style:text-properties style:text-underline-style="solid" style:text-underline-width="auto" style:text-underline-color="font-color" officeooo:rsid="0032ba99"/>
    </style:style>
    <style:style style:name="T27" style:family="text">
      <style:text-properties style:text-underline-style="solid" style:text-underline-width="auto" style:text-underline-color="font-color" officeooo:rsid="002759e4"/>
    </style:style>
    <style:style style:name="T28" style:family="text">
      <style:text-properties style:text-underline-style="solid" style:text-underline-width="auto" style:text-underline-color="font-color" officeooo:rsid="00340a66"/>
    </style:style>
    <style:style style:name="T29" style:family="text">
      <style:text-properties style:text-underline-style="solid" style:text-underline-width="auto" style:text-underline-color="font-color" fo:font-weight="normal" officeooo:rsid="003c317c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469501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485dc5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514a8b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normal" officeooo:rsid="00522865" style:font-weight-asian="normal" style:font-weight-complex="normal"/>
    </style:style>
    <style:style style:name="T3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35" style:family="text">
      <style:text-properties officeooo:rsid="00350710"/>
    </style:style>
    <style:style style:name="T36" style:family="text">
      <style:text-properties officeooo:rsid="0035a1da"/>
    </style:style>
    <style:style style:name="T37" style:family="text">
      <style:text-properties officeooo:rsid="0037a177"/>
    </style:style>
    <style:style style:name="T38" style:family="text">
      <style:text-properties officeooo:rsid="0037e3d8"/>
    </style:style>
    <style:style style:name="T39" style:family="text">
      <style:text-properties officeooo:rsid="0039846e"/>
    </style:style>
    <style:style style:name="T40" style:family="text">
      <style:text-properties officeooo:rsid="003ab604"/>
    </style:style>
    <style:style style:name="T41" style:family="text">
      <style:text-properties officeooo:rsid="003b7cea"/>
    </style:style>
    <style:style style:name="T42" style:family="text">
      <style:text-properties officeooo:rsid="003bacb7"/>
    </style:style>
    <style:style style:name="T43" style:family="text">
      <style:text-properties officeooo:rsid="003c317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3c317c" style:font-weight-asian="normal" style:font-weight-complex="normal"/>
    </style:style>
    <style:style style:name="T46" style:family="text">
      <style:text-properties fo:font-weight="normal" officeooo:rsid="00485dc5" style:font-weight-asian="normal" style:font-weight-complex="normal"/>
    </style:style>
    <style:style style:name="T47" style:family="text">
      <style:text-properties officeooo:rsid="004194c3"/>
    </style:style>
    <style:style style:name="T48" style:family="text">
      <style:text-properties fo:font-style="italic" style:text-underline-style="none" fo:font-weight="normal" officeooo:rsid="00485dc5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514a8b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522865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53a366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54a951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solid" style:text-underline-width="auto" style:text-underline-color="font-color" fo:font-weight="bold" officeooo:rsid="003c317c" style:font-style-asian="italic" style:font-weight-asian="bold" style:font-style-complex="italic" style:font-weight-complex="bold"/>
    </style:style>
    <style:style style:name="T54" style:family="text">
      <style:text-properties fo:font-style="italic" style:text-underline-style="solid" style:text-underline-width="auto" style:text-underline-color="font-color" fo:font-weight="bold" officeooo:rsid="0042fe5e" style:font-style-asian="italic" style:font-weight-asian="bold" style:font-style-complex="italic" style:font-weight-complex="bold"/>
    </style:style>
    <style:style style:name="T55" style:family="text">
      <style:text-properties fo:font-style="italic" style:text-underline-style="solid" style:text-underline-width="auto" style:text-underline-color="font-color" fo:font-weight="bold" officeooo:rsid="003e2804" style:font-style-asian="italic" style:font-weight-asian="bold" style:font-style-complex="italic" style:font-weight-complex="bold"/>
    </style:style>
    <style:style style:name="T56" style:family="text">
      <style:text-properties fo:font-style="italic" style:text-underline-style="solid" style:text-underline-width="auto" style:text-underline-color="font-color" fo:font-weight="bold" officeooo:rsid="00401885" style:font-style-asian="italic" style:font-weight-asian="bold" style:font-style-complex="italic" style:font-weight-complex="bold"/>
    </style:style>
    <style:style style:name="T57" style:family="text">
      <style:text-properties fo:font-style="italic" style:text-underline-style="solid" style:text-underline-width="auto" style:text-underline-color="font-color" fo:font-weight="bold" officeooo:rsid="00414882" style:font-style-asian="italic" style:font-weight-asian="bold" style:font-style-complex="italic" style:font-weight-complex="bold"/>
    </style:style>
    <style:style style:name="T58" style:family="text">
      <style:text-properties fo:font-style="italic" style:text-underline-style="solid" style:text-underline-width="auto" style:text-underline-color="font-color" fo:font-weight="bold" officeooo:rsid="004429b0" style:font-style-asian="italic" style:font-weight-asian="bold" style:font-style-complex="italic" style:font-weight-complex="bold"/>
    </style:style>
    <style:style style:name="T59" style:family="text">
      <style:text-properties fo:font-style="italic" style:text-underline-style="solid" style:text-underline-width="auto" style:text-underline-color="font-color" fo:font-weight="bold" officeooo:rsid="0033d74a" style:font-style-asian="italic" style:font-weight-asian="bold" style:font-style-complex="italic" style:font-weight-complex="bold"/>
    </style:style>
    <style:style style:name="T60" style:family="text">
      <style:text-properties fo:font-style="italic" style:text-underline-style="solid" style:text-underline-width="auto" style:text-underline-color="font-color" fo:font-weight="bold" officeooo:rsid="00469501" style:font-style-asian="italic" style:font-weight-asian="bold" style:font-style-complex="italic" style:font-weight-complex="bold"/>
    </style:style>
    <style:style style:name="T61" style:family="text">
      <style:text-properties fo:font-style="italic" style:text-underline-style="solid" style:text-underline-width="auto" style:text-underline-color="font-color" fo:font-weight="bold" officeooo:rsid="002a1d56" style:font-style-asian="italic" style:font-weight-asian="bold" style:font-style-complex="italic" style:font-weight-complex="bold"/>
    </style:style>
    <style:style style:name="T62" style:family="text">
      <style:text-properties fo:font-style="italic" style:text-underline-style="solid" style:text-underline-width="auto" style:text-underline-color="font-color" fo:font-weight="bold" officeooo:rsid="0046895f" style:font-style-asian="italic" style:font-weight-asian="bold" style:font-style-complex="italic" style:font-weight-complex="bold"/>
    </style:style>
    <style:style style:name="T63" style:family="text">
      <style:text-properties fo:font-style="italic" style:text-underline-style="solid" style:text-underline-width="auto" style:text-underline-color="font-color" fo:font-weight="bold" officeooo:rsid="002bf16a" style:font-style-asian="italic" style:font-weight-asian="bold" style:font-style-complex="italic" style:font-weight-complex="bold"/>
    </style:style>
    <style:style style:name="T64" style:family="text">
      <style:text-properties fo:font-weight="bold" officeooo:rsid="003130a0" style:font-weight-asian="bold" style:font-weight-complex="bold"/>
    </style:style>
    <style:style style:name="T65" style:family="text">
      <style:text-properties fo:font-weight="bold" officeooo:rsid="0033d74a" style:font-weight-asian="bold" style:font-weight-complex="bold"/>
    </style:style>
    <style:style style:name="T66" style:family="text">
      <style:text-properties fo:font-weight="bold" officeooo:rsid="002a1d56" style:font-weight-asian="bold" style:font-weight-complex="bold"/>
    </style:style>
    <style:style style:name="T67" style:family="text">
      <style:text-properties fo:font-weight="bold" officeooo:rsid="0046895f" style:font-weight-asian="bold" style:font-weight-complex="bold"/>
    </style:style>
    <style:style style:name="T68" style:family="text">
      <style:text-properties fo:font-weight="bold" officeooo:rsid="00469501" style:font-weight-asian="bold" style:font-weight-complex="bold"/>
    </style:style>
    <style:style style:name="T69" style:family="text">
      <style:text-properties officeooo:rsid="00485dc5"/>
    </style:style>
    <style:style style:name="T70" style:family="text">
      <style:text-properties officeooo:rsid="004965f0"/>
    </style:style>
    <style:style style:name="T71" style:family="text">
      <style:text-properties style:text-underline-style="none" fo:font-weight="normal" officeooo:rsid="00485dc5" style:font-weight-asian="normal" style:font-weight-complex="normal"/>
    </style:style>
    <style:style style:name="T72" style:family="text">
      <style:text-properties style:text-underline-style="none" fo:font-weight="normal" officeooo:rsid="0049ec52" style:font-weight-asian="normal" style:font-weight-complex="normal"/>
    </style:style>
    <style:style style:name="T73" style:family="text">
      <style:text-properties style:text-underline-style="none" fo:font-weight="normal" officeooo:rsid="004b07fe" style:font-weight-asian="normal" style:font-weight-complex="normal"/>
    </style:style>
    <style:style style:name="T74" style:family="text">
      <style:text-properties style:text-underline-style="none" fo:font-weight="normal" officeooo:rsid="004a58fd" style:font-weight-asian="normal" style:font-weight-complex="normal"/>
    </style:style>
    <style:style style:name="T75" style:family="text">
      <style:text-properties style:text-underline-style="none" fo:font-weight="normal" officeooo:rsid="004b96c1" style:font-weight-asian="normal" style:font-weight-complex="normal"/>
    </style:style>
    <style:style style:name="T76" style:family="text">
      <style:text-properties style:text-underline-style="none" fo:font-weight="normal" officeooo:rsid="004c16be" style:font-weight-asian="normal" style:font-weight-complex="normal"/>
    </style:style>
    <style:style style:name="T77" style:family="text">
      <style:text-properties style:text-underline-style="none" fo:font-weight="normal" officeooo:rsid="0050c4b2" style:font-weight-asian="normal" style:font-weight-complex="normal"/>
    </style:style>
    <style:style style:name="T78" style:family="text">
      <style:text-properties style:text-underline-style="none" fo:font-weight="normal" officeooo:rsid="00514a8b" style:font-weight-asian="normal" style:font-weight-complex="normal"/>
    </style:style>
    <style:style style:name="T79" style:family="text">
      <style:text-properties style:text-underline-style="none" fo:font-weight="normal" officeooo:rsid="0054db84" style:font-weight-asian="normal" style:font-weight-complex="normal"/>
    </style:style>
    <style:style style:name="T80" style:family="text">
      <style:text-properties style:text-underline-style="none" fo:font-weight="normal" officeooo:rsid="00558023" style:font-weight-asian="normal" style:font-weight-complex="normal"/>
    </style:style>
    <style:style style:name="T81" style:family="text">
      <style:text-properties style:text-underline-style="none" fo:font-weight="normal" officeooo:rsid="00522865" style:font-weight-asian="normal" style:font-weight-complex="normal"/>
    </style:style>
    <style:style style:name="T82" style:family="text">
      <style:text-properties style:text-position="sub 58%" style:text-underline-style="none" fo:font-weight="normal" officeooo:rsid="00558023" style:font-weight-asian="normal" style:font-weight-complex="normal"/>
    </style:style>
    <style:style style:name="T83" style:family="text">
      <style:text-properties style:text-position="sub 58%" style:text-underline-style="none" fo:font-weight="normal" officeooo:rsid="00576faa" style:font-weight-asian="normal" style:font-weight-complex="normal"/>
    </style:style>
    <style:style style:name="T84" style:family="text">
      <style:text-properties style:text-position="sub 58%" style:text-underline-style="none" fo:font-weight="normal" officeooo:rsid="005b15b9" style:font-weight-asian="normal" style:font-weight-complex="normal"/>
    </style:style>
    <style:style style:name="T85" style:family="text">
      <style:text-properties style:text-position="sub 58%" style:text-underline-style="none" fo:font-weight="normal" officeooo:rsid="005d01de" style:font-weight-asian="normal" style:font-weight-complex="normal"/>
    </style:style>
    <style:style style:name="T86" style:family="text">
      <style:text-properties style:text-position="sub 58%" style:text-underline-style="none" fo:font-weight="normal" officeooo:rsid="005d3836" style:font-weight-asian="normal" style:font-weight-complex="normal"/>
    </style:style>
    <style:style style:name="T87" style:family="text">
      <style:text-properties style:text-position="0% 100%" style:text-underline-style="none" fo:font-weight="normal" officeooo:rsid="00558023" style:font-weight-asian="normal" style:font-weight-complex="normal"/>
    </style:style>
    <style:style style:name="T88" style:family="text">
      <style:text-properties style:text-position="0% 100%" style:text-underline-style="none" fo:font-weight="normal" officeooo:rsid="00576faa" style:font-weight-asian="normal" style:font-weight-complex="normal"/>
    </style:style>
    <style:style style:name="T89" style:family="text">
      <style:text-properties style:text-position="0% 100%" style:text-underline-style="none" fo:font-weight="normal" officeooo:rsid="005b15b9" style:font-weight-asian="normal" style:font-weight-complex="normal"/>
    </style:style>
    <style:style style:name="T90" style:family="text">
      <style:text-properties style:text-position="0% 100%" style:text-underline-style="none" fo:font-weight="normal" officeooo:rsid="005d01de" style:font-weight-asian="normal" style:font-weight-complex="normal"/>
    </style:style>
    <style:style style:name="T91" style:family="text">
      <style:text-properties style:text-position="0% 100%" style:text-underline-style="none" fo:font-weight="normal" officeooo:rsid="005d3836" style:font-weight-asian="normal" style:font-weight-complex="normal"/>
    </style:style>
    <style:style style:name="T92" style:family="text">
      <style:text-properties style:text-position="0% 100%" style:text-underline-style="none" fo:font-weight="normal" officeooo:rsid="005feb50" style:font-weight-asian="normal" style:font-weight-complex="normal"/>
    </style:style>
    <style:style style:name="T93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style:text-underline-style="none" fo:font-weight="normal" officeooo:rsid="005feb50" style:font-style-asian="normal" style:font-weight-asian="normal" style:font-style-complex="normal" style:font-weight-complex="normal"/>
    </style:style>
    <style:style style:name="T95" style:family="text">
      <style:text-properties style:text-position="0% 100%" fo:font-style="normal" style:text-underline-style="none" fo:font-weight="normal" officeooo:rsid="006076dc" style:font-style-asian="normal" style:font-weight-asian="normal" style:font-style-complex="normal" style:font-weight-complex="normal"/>
    </style:style>
    <style:style style:name="T96" style:family="text">
      <style:text-properties style:text-position="0% 100%" fo:font-style="normal" style:text-underline-style="none" fo:font-weight="normal" officeooo:rsid="00636c81" style:font-style-asian="normal" style:font-weight-asian="normal" style:font-style-complex="normal" style:font-weight-complex="normal"/>
    </style:style>
    <style:style style:name="T97" style:family="text">
      <style:text-properties style:text-position="0% 100%" fo:font-style="normal" style:text-underline-style="none" fo:font-weight="normal" officeooo:rsid="00522865" style:font-style-asian="normal" style:font-weight-asian="normal" style:font-style-complex="normal" style:font-weight-complex="normal"/>
    </style:style>
    <style:style style:name="T98" style:family="text">
      <style:text-properties style:text-position="0% 100%" fo:font-style="normal" style:text-underline-style="none" fo:font-weight="normal" officeooo:rsid="0063d73b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style:text-underline-style="none" fo:font-weight="normal" officeooo:rsid="0063fe23" style:font-style-asian="normal" style:font-weight-asian="normal" style:font-style-complex="normal" style:font-weight-complex="normal"/>
    </style:style>
    <style:style style:name="T100" style:family="text">
      <style:text-properties style:text-position="0% 100%" fo:font-style="normal" style:text-underline-style="none" fo:font-weight="normal" officeooo:rsid="0065f223" style:font-style-asian="normal" style:font-weight-asian="normal" style:font-style-complex="normal" style:font-weight-complex="normal"/>
    </style:style>
    <style:style style:name="T101" style:family="text">
      <style:text-properties style:text-position="0% 100%" fo:font-style="normal" style:text-underline-style="none" fo:font-weight="normal" officeooo:rsid="0067bce5" style:font-style-asian="normal" style:font-weight-asian="normal" style:font-style-complex="normal" style:font-weight-complex="normal"/>
    </style:style>
    <style:style style:name="T102" style:family="text">
      <style:text-properties style:text-position="0% 100%" fo:font-style="normal" style:text-underline-style="none" fo:font-weight="normal" officeooo:rsid="00681361" style:font-style-asian="normal" style:font-weight-asian="normal" style:font-style-complex="normal" style:font-weight-complex="normal"/>
    </style:style>
    <style:style style:name="T103" style:family="text">
      <style:text-properties style:text-position="0% 100%" fo:font-style="normal" style:text-underline-style="none" fo:font-weight="normal" officeooo:rsid="0068a4e4" style:font-style-asian="normal" style:font-weight-asian="normal" style:font-style-complex="normal" style:font-weight-complex="normal"/>
    </style:style>
    <style:style style:name="T104" style:family="text">
      <style:text-properties style:text-position="0% 100%" fo:font-style="normal" style:text-underline-style="none" fo:font-weight="normal" officeooo:rsid="00695092" style:font-style-asian="normal" style:font-weight-asian="normal" style:font-style-complex="normal" style:font-weight-complex="normal"/>
    </style:style>
    <style:style style:name="T105" style:family="text">
      <style:text-properties style:text-position="0% 100%" fo:font-style="normal" style:text-underline-style="none" fo:font-weight="normal" officeooo:rsid="006a9235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style:text-underline-style="none" fo:font-weight="normal" officeooo:rsid="006c34e8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style:text-underline-style="none" fo:font-weight="normal" officeooo:rsid="006dd3df" style:font-style-asian="normal" style:font-weight-asian="normal" style:font-style-complex="normal" style:font-weight-complex="normal"/>
    </style:style>
    <style:style style:name="T108" style:family="text">
      <style:text-properties style:text-position="0% 100%" fo:font-style="normal" style:text-underline-style="none" fo:font-weight="normal" officeooo:rsid="006f7a77" style:font-style-asian="normal" style:font-weight-asian="normal" style:font-style-complex="normal" style:font-weight-complex="normal"/>
    </style:style>
    <style:style style:name="T109" style:family="text">
      <style:text-properties style:text-position="0% 100%" fo:font-style="normal" style:text-underline-style="none" fo:font-weight="normal" officeooo:rsid="0070a87a" style:font-style-asian="normal" style:font-weight-asian="normal" style:font-style-complex="normal" style:font-weight-complex="normal"/>
    </style:style>
    <style:style style:name="T110" style:family="text">
      <style:text-properties style:text-position="0% 100%" fo:font-style="normal" style:text-underline-style="none" fo:font-weight="normal" officeooo:rsid="0071910d" style:font-style-asian="normal" style:font-weight-asian="normal" style:font-style-complex="normal" style:font-weight-complex="normal"/>
    </style:style>
    <style:style style:name="T111" style:family="text">
      <style:text-properties style:text-position="0% 100%" fo:font-style="normal" style:text-underline-style="none" fo:font-weight="normal" officeooo:rsid="0072fe58" style:font-style-asian="normal" style:font-weight-asian="normal" style:font-style-complex="normal" style:font-weight-complex="normal"/>
    </style:style>
    <style:style style:name="T112" style:family="text">
      <style:text-properties style:text-position="0% 100%" fo:font-style="normal" style:text-underline-style="none" fo:font-weight="normal" officeooo:rsid="00752f0e" style:font-style-asian="normal" style:font-weight-asian="normal" style:font-style-complex="normal" style:font-weight-complex="normal"/>
    </style:style>
    <style:style style:name="T113" style:family="text">
      <style:text-properties style:text-position="0% 100%" fo:font-style="normal" style:text-underline-style="none" fo:font-weight="normal" officeooo:rsid="002a1d56" style:font-style-asian="normal" style:font-weight-asian="normal" style:font-style-complex="normal" style:font-weight-complex="normal"/>
    </style:style>
    <style:style style:name="T114" style:family="text">
      <style:text-properties style:text-position="0% 100%" fo:font-style="normal" style:text-underline-style="none" fo:font-weight="normal" officeooo:rsid="002bf16a" style:font-style-asian="normal" style:font-weight-asian="normal" style:font-style-complex="normal" style:font-weight-complex="normal"/>
    </style:style>
    <style:style style:name="T115" style:family="text">
      <style:text-properties style:text-position="0% 100%" fo:font-style="normal" style:text-underline-style="none" fo:font-weight="normal" officeooo:rsid="0046895f" style:font-style-asian="normal" style:font-weight-asian="normal" style:font-style-complex="normal" style:font-weight-complex="normal"/>
    </style:style>
    <style:style style:name="T116" style:family="text">
      <style:text-properties style:text-position="0% 100%" fo:font-style="normal" style:text-underline-style="none" fo:font-weight="normal" officeooo:rsid="00469501" style:font-style-asian="normal" style:font-weight-asian="normal" style:font-style-complex="normal" style:font-weight-complex="normal"/>
    </style:style>
    <style:style style:name="T117" style:family="text">
      <style:text-properties style:text-position="0% 100%" fo:font-style="normal" style:text-underline-style="none" fo:font-weight="normal" officeooo:rsid="00768383" style:font-style-asian="normal" style:font-weight-asian="normal" style:font-style-complex="normal" style:font-weight-complex="normal"/>
    </style:style>
    <style:style style:name="T118" style:family="text">
      <style:text-properties style:text-position="0% 100%" fo:font-style="normal" style:text-underline-style="none" fo:font-weight="normal" officeooo:rsid="0077b85e" style:font-style-asian="normal" style:font-weight-asian="normal" style:font-style-complex="normal" style:font-weight-complex="normal"/>
    </style:style>
    <style:style style:name="T119" style:family="text">
      <style:text-properties style:text-position="0% 100%" fo:font-style="normal" style:text-underline-style="none" fo:font-weight="normal" officeooo:rsid="0079a53b" style:font-style-asian="normal" style:font-weight-asian="normal" style:font-style-complex="normal" style:font-weight-complex="normal"/>
    </style:style>
    <style:style style:name="T120" style:family="text">
      <style:text-properties style:text-position="0% 100%" fo:font-style="normal" style:text-underline-style="none" fo:font-weight="normal" officeooo:rsid="007a5f6c" style:font-style-asian="normal" style:font-weight-asian="normal" style:font-style-complex="normal" style:font-weight-complex="normal"/>
    </style:style>
    <style:style style:name="T121" style:family="text">
      <style:text-properties style:text-position="0% 100%" fo:font-style="normal" style:text-underline-style="none" fo:font-weight="normal" officeooo:rsid="007d9889" style:font-style-asian="normal" style:font-weight-asian="normal" style:font-style-complex="normal" style:font-weight-complex="normal"/>
    </style:style>
    <style:style style:name="T122" style:family="text">
      <style:text-properties style:text-position="0% 100%" fo:font-style="normal" style:text-underline-style="none" fo:font-weight="normal" officeooo:rsid="007f84b8" style:font-style-asian="normal" style:font-weight-asian="normal" style:font-style-complex="normal" style:font-weight-complex="normal"/>
    </style:style>
    <style:style style:name="T123" style:family="text">
      <style:text-properties style:text-position="0% 100%" fo:font-style="normal" style:text-underline-style="none" fo:font-weight="normal" officeooo:rsid="00817e3d" style:font-style-asian="normal" style:font-weight-asian="normal" style:font-style-complex="normal" style:font-weight-complex="normal"/>
    </style:style>
    <style:style style:name="T124" style:family="text">
      <style:text-properties style:text-position="0% 100%" fo:font-style="normal" style:text-underline-style="none" fo:font-weight="normal" officeooo:rsid="00831de6" style:font-style-asian="normal" style:font-weight-asian="normal" style:font-style-complex="normal" style:font-weight-complex="normal"/>
    </style:style>
    <style:style style:name="T125" style:family="text">
      <style:text-properties style:text-position="0% 100%" fo:font-style="normal" style:text-underline-style="none" fo:font-weight="normal" officeooo:rsid="00845a41" style:font-style-asian="normal" style:font-weight-asian="normal" style:font-style-complex="normal" style:font-weight-complex="normal"/>
    </style:style>
    <style:style style:name="T126" style:family="text">
      <style:text-properties style:text-position="0% 100%" fo:font-style="normal" style:text-underline-style="none" fo:font-weight="normal" officeooo:rsid="008585da" style:font-style-asian="normal" style:font-weight-asian="normal" style:font-style-complex="normal" style:font-weight-complex="normal"/>
    </style:style>
    <style:style style:name="T127" style:family="text">
      <style:text-properties style:text-position="0% 100%" fo:font-style="normal" style:text-underline-style="none" fo:font-weight="normal" officeooo:rsid="0021fe2e" style:font-style-asian="normal" style:font-weight-asian="normal" style:font-style-complex="normal" style:font-weight-complex="normal"/>
    </style:style>
    <style:style style:name="T128" style:family="text">
      <style:text-properties style:text-position="0% 100%" fo:font-style="normal" style:text-underline-style="none" fo:font-weight="normal" officeooo:rsid="00874cc6" style:font-style-asian="normal" style:font-weight-asian="normal" style:font-style-complex="normal" style:font-weight-complex="normal"/>
    </style:style>
    <style:style style:name="T129" style:family="text">
      <style:text-properties style:text-position="0% 100%" fo:font-style="normal" style:text-underline-style="none" fo:font-weight="normal" officeooo:rsid="0088347e" style:font-style-asian="normal" style:font-weight-asian="normal" style:font-style-complex="normal" style:font-weight-complex="normal"/>
    </style:style>
    <style:style style:name="T130" style:family="text">
      <style:text-properties style:text-position="0% 100%" fo:font-style="normal" style:text-underline-style="none" fo:font-weight="normal" officeooo:rsid="00895633" style:font-style-asian="normal" style:font-weight-asian="normal" style:font-style-complex="normal" style:font-weight-complex="normal"/>
    </style:style>
    <style:style style:name="T131" style:family="text">
      <style:text-properties style:text-position="0% 100%" fo:font-style="normal" style:text-underline-style="none" fo:font-weight="normal" officeooo:rsid="008b6500" style:font-style-asian="normal" style:font-weight-asian="normal" style:font-style-complex="normal" style:font-weight-complex="normal"/>
    </style:style>
    <style:style style:name="T132" style:family="text">
      <style:text-properties style:text-position="0% 100%" fo:font-style="normal" style:text-underline-style="none" fo:font-weight="normal" officeooo:rsid="008c9cc5" style:font-style-asian="normal" style:font-weight-asian="normal" style:font-style-complex="normal" style:font-weight-complex="normal"/>
    </style:style>
    <style:style style:name="T133" style:family="text">
      <style:text-properties style:text-position="0% 100%" fo:font-style="normal" style:text-underline-style="none" fo:font-weight="normal" officeooo:rsid="008defdd" style:font-style-asian="normal" style:font-weight-asian="normal" style:font-style-complex="normal" style:font-weight-complex="normal"/>
    </style:style>
    <style:style style:name="T134" style:family="text">
      <style:text-properties style:text-position="0% 100%" fo:font-style="normal" style:text-underline-style="none" fo:font-weight="normal" officeooo:rsid="008e631c" style:font-style-asian="normal" style:font-weight-asian="normal" style:font-style-complex="normal" style:font-weight-complex="normal"/>
    </style:style>
    <style:style style:name="T135" style:family="text">
      <style:text-properties style:text-position="0% 100%" fo:font-style="normal" style:text-underline-style="none" fo:font-weight="normal" officeooo:rsid="008e9c49" style:font-style-asian="normal" style:font-weight-asian="normal" style:font-style-complex="normal" style:font-weight-complex="normal"/>
    </style:style>
    <style:style style:name="T136" style:family="text">
      <style:text-properties style:text-position="0% 100%" fo:font-style="normal" style:text-underline-style="none" fo:font-weight="normal" officeooo:rsid="00918e04" style:font-style-asian="normal" style:font-weight-asian="normal" style:font-style-complex="normal" style:font-weight-complex="normal"/>
    </style:style>
    <style:style style:name="T137" style:family="text">
      <style:text-properties style:text-position="0% 100%" fo:font-style="normal" style:text-underline-style="none" fo:font-weight="normal" officeooo:rsid="0092906c" style:font-style-asian="normal" style:font-weight-asian="normal" style:font-style-complex="normal" style:font-weight-complex="normal"/>
    </style:style>
    <style:style style:name="T138" style:family="text">
      <style:text-properties style:text-position="0% 100%" fo:font-style="normal" style:text-underline-style="none" fo:font-weight="normal" officeooo:rsid="009a653c" style:font-style-asian="normal" style:font-weight-asian="normal" style:font-style-complex="normal" style:font-weight-complex="normal"/>
    </style:style>
    <style:style style:name="T139" style:family="text">
      <style:text-properties style:text-position="0% 100%" fo:font-style="normal" style:text-underline-style="none" fo:font-weight="normal" officeooo:rsid="009aeecb" style:font-style-asian="normal" style:font-weight-asian="normal" style:font-style-complex="normal" style:font-weight-complex="normal"/>
    </style:style>
    <style:style style:name="T140" style:family="text">
      <style:text-properties style:text-position="0% 100%" fo:font-style="normal" style:text-underline-style="none" fo:font-weight="normal" officeooo:rsid="009cf35e" style:font-style-asian="normal" style:font-weight-asian="normal" style:font-style-complex="normal" style:font-weight-complex="normal"/>
    </style:style>
    <style:style style:name="T141" style:family="text">
      <style:text-properties style:text-position="0% 100%" fo:font-style="normal" style:text-underline-style="none" fo:font-weight="normal" officeooo:rsid="009ea384" style:font-style-asian="normal" style:font-weight-asian="normal" style:font-style-complex="normal" style:font-weight-complex="normal"/>
    </style:style>
    <style:style style:name="T142" style:family="text">
      <style:text-properties style:text-position="0% 100%" fo:font-style="normal" style:text-underline-style="none" officeooo:rsid="0065f223" style:font-style-asian="normal" style:font-style-complex="normal"/>
    </style:style>
    <style:style style:name="T143" style:family="text">
      <style:text-properties style:text-position="0% 100%" fo:font-style="normal" style:text-underline-style="none" officeooo:rsid="0067bce5" style:font-style-asian="normal" style:font-style-complex="normal"/>
    </style:style>
    <style:style style:name="T144" style:family="text">
      <style:text-properties style:text-position="0% 100%" fo:font-style="normal" style:text-underline-style="none" officeooo:rsid="007d9889" style:font-style-asian="normal" style:font-style-complex="normal"/>
    </style:style>
    <style:style style:name="T145" style:family="text">
      <style:text-properties style:text-position="0% 100%" fo:font-style="normal" style:text-underline-style="none" officeooo:rsid="008b6500" style:font-style-asian="normal" style:font-style-complex="normal"/>
    </style:style>
    <style:style style:name="T146" style:family="text">
      <style:text-properties style:text-position="0% 100%" fo:font-style="normal" style:text-underline-style="none" officeooo:rsid="009cf35e" style:font-style-asian="normal" style:font-style-complex="normal"/>
    </style:style>
    <style:style style:name="T147" style:family="text">
      <style:text-properties style:text-position="0% 100%" fo:font-style="normal" style:text-underline-style="none" fo:font-weight="bold" officeooo:rsid="007ac240" style:font-style-asian="normal" style:font-weight-asian="bold" style:font-style-complex="normal" style:font-weight-complex="bold"/>
    </style:style>
    <style:style style:name="T148" style:family="text">
      <style:text-properties style:text-position="0% 100%" fo:font-style="normal" style:text-underline-style="none" fo:font-weight="bold" officeooo:rsid="00268c32" style:font-style-asian="normal" style:font-weight-asian="bold" style:font-style-complex="normal" style:font-weight-complex="bold"/>
    </style:style>
    <style:style style:name="T149" style:family="text">
      <style:text-properties style:text-position="0% 100%" fo:font-style="normal" style:text-underline-style="none" fo:font-weight="bold" officeooo:rsid="008e9c49" style:font-style-asian="normal" style:font-weight-asian="bold" style:font-style-complex="normal" style:font-weight-complex="bold"/>
    </style:style>
    <style:style style:name="T150" style:family="text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1" style:family="text">
      <style:text-properties style:text-position="0% 100%" fo:font-style="normal" style:text-underline-style="solid" style:text-underline-width="auto" style:text-underline-color="font-color" fo:font-weight="normal" officeooo:rsid="005feb50" style:font-style-asian="normal" style:font-weight-asian="normal" style:font-style-complex="normal" style:font-weight-complex="normal"/>
    </style:style>
    <style:style style:name="T152" style:family="text">
      <style:text-properties style:text-position="0% 100%" fo:font-style="normal" style:text-underline-style="solid" style:text-underline-width="auto" style:text-underline-color="font-color" fo:font-weight="normal" officeooo:rsid="006076dc" style:font-style-asian="normal" style:font-weight-asian="normal" style:font-style-complex="normal" style:font-weight-complex="normal"/>
    </style:style>
    <style:style style:name="T153" style:family="text">
      <style:text-properties style:text-position="0% 100%" fo:font-style="normal" style:text-underline-style="solid" style:text-underline-width="auto" style:text-underline-color="font-color" fo:font-weight="normal" officeooo:rsid="0065f223" style:font-style-asian="normal" style:font-weight-asian="normal" style:font-style-complex="normal" style:font-weight-complex="normal"/>
    </style:style>
    <style:style style:name="T154" style:family="text">
      <style:text-properties style:text-position="0% 100%" fo:font-style="normal" style:text-underline-style="solid" style:text-underline-width="auto" style:text-underline-color="font-color" fo:font-weight="normal" officeooo:rsid="0067bce5" style:font-style-asian="normal" style:font-weight-asian="normal" style:font-style-complex="normal" style:font-weight-complex="normal"/>
    </style:style>
    <style:style style:name="T155" style:family="text">
      <style:text-properties style:text-position="0% 100%" fo:font-style="normal" style:text-underline-style="solid" style:text-underline-width="auto" style:text-underline-color="font-color" fo:font-weight="normal" officeooo:rsid="00695092" style:font-style-asian="normal" style:font-weight-asian="normal" style:font-style-complex="normal" style:font-weight-complex="normal"/>
    </style:style>
    <style:style style:name="T156" style:family="text">
      <style:text-properties style:text-position="0% 100%" fo:font-style="normal" style:text-underline-style="solid" style:text-underline-width="auto" style:text-underline-color="font-color" fo:font-weight="normal" officeooo:rsid="0071910d" style:font-style-asian="normal" style:font-weight-asian="normal" style:font-style-complex="normal" style:font-weight-complex="normal"/>
    </style:style>
    <style:style style:name="T157" style:family="text">
      <style:text-properties style:text-position="0% 100%" fo:font-style="normal" style:text-underline-style="solid" style:text-underline-width="auto" style:text-underline-color="font-color" fo:font-weight="normal" officeooo:rsid="0072fe58" style:font-style-asian="normal" style:font-weight-asian="normal" style:font-style-complex="normal" style:font-weight-complex="normal"/>
    </style:style>
    <style:style style:name="T158" style:family="text">
      <style:text-properties style:text-position="0% 100%" fo:font-style="normal" style:text-underline-style="solid" style:text-underline-width="auto" style:text-underline-color="font-color" fo:font-weight="normal" officeooo:rsid="0079a53b" style:font-style-asian="normal" style:font-weight-asian="normal" style:font-style-complex="normal" style:font-weight-complex="normal"/>
    </style:style>
    <style:style style:name="T159" style:family="text">
      <style:text-properties style:text-position="0% 100%" fo:font-style="normal" style:text-underline-style="solid" style:text-underline-width="auto" style:text-underline-color="font-color" fo:font-weight="normal" officeooo:rsid="007a5f6c" style:font-style-asian="normal" style:font-weight-asian="normal" style:font-style-complex="normal" style:font-weight-complex="normal"/>
    </style:style>
    <style:style style:name="T160" style:family="text">
      <style:text-properties style:text-position="0% 100%" fo:font-style="normal" style:text-underline-style="solid" style:text-underline-width="auto" style:text-underline-color="font-color" fo:font-weight="normal" officeooo:rsid="007e140d" style:font-style-asian="normal" style:font-weight-asian="normal" style:font-style-complex="normal" style:font-weight-complex="normal"/>
    </style:style>
    <style:style style:name="T161" style:family="text">
      <style:text-properties style:text-position="0% 100%" fo:font-style="normal" style:text-underline-style="solid" style:text-underline-width="auto" style:text-underline-color="font-color" fo:font-weight="normal" officeooo:rsid="008e9c49" style:font-style-asian="normal" style:font-weight-asian="normal" style:font-style-complex="normal" style:font-weight-complex="normal"/>
    </style:style>
    <style:style style:name="T162" style:family="text">
      <style:text-properties style:text-position="0% 100%" fo:font-style="normal" style:text-underline-style="solid" style:text-underline-width="auto" style:text-underline-color="font-color" fo:font-weight="normal" officeooo:rsid="0092906c" style:font-style-asian="normal" style:font-weight-asian="normal" style:font-style-complex="normal" style:font-weight-complex="normal"/>
    </style:style>
    <style:style style:name="T163" style:family="text">
      <style:text-properties style:text-position="0% 100%" fo:font-style="normal" style:text-underline-style="solid" style:text-underline-width="auto" style:text-underline-color="font-color" fo:font-weight="normal" officeooo:rsid="009a653c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a xlink:type="simple" xlink:href="https://transp-or.epfl.ch/heart/2019/abstracts/hEART_2019_paper_156.pdf" text:style-name="Internet_20_link" text:visited-style-name="Visited_20_Internet_20_Link">https://transp-or.epfl.ch/heart/2019/abstracts/hEART_2019_paper_156.pdf</text:a></text:p>
      <text:p text:style-name="P15"/>
      <text:p text:style-name="P15">Página 1</text:p>
      <text:p text:style-name="P1"/>
      <text:p text:style-name="P20"><text:span text:style-name="T12">1. </text:span>Introdução</text:p>
      <text:p text:style-name="P1"/>
      <text:p text:style-name="P2"><text:span text:style-name="T24">P1</text:span><text:span text:style-name="T3"><text:tab/></text:span>Considerando tráfego de carros, a ocorrência <text:span text:style-name="T1">do</text:span> congestionamento é atribuída, principalmente, às interseções.</text:p>
      <text:p text:style-name="P2"/>
      <text:p text:style-name="P5"><text:span text:style-name="T24">P2</text:span><text:span text:style-name="T3"><text:tab/></text:span><text:span text:style-name="T2">A maior parte do tempo de viagem geral da simulação está nesse congestionamento de interseções.</text:span></text:p>
      <text:p text:style-name="P24"><text:tab/>A modelagem de não-carros na simulação é mais difícil de ser feita em grandes mapas (networks).</text:p>
      <text:p text:style-name="P3"/>
      <text:p text:style-name="P1"><text:span text:style-name="T34">P3</text:span><text:tab/>Em cidades com grande tráfego de bicicletas, aumenta muito a possibilidade de conflitos em interseções, porque tanto eles quanto carros, precisam dar preferência ao fazer conversões.</text:p>
      <text:p text:style-name="P1"/>
      <text:p text:style-name="P1"/>
      <text:p text:style-name="P15">Página 2</text:p>
      <text:p text:style-name="P1"/>
      <text:p text:style-name="P43"><text:span text:style-name="T25">P</text:span><text:span text:style-name="T26">1</text:span><text:span text:style-name="T4"><text:tab/></text:span><text:span text:style-name="T5">Várias simulações foram feitas em diferentes cidades. Porém, nenhuma levou em consideração </text:span><text:span text:style-name="T6">o direito de passagem (Right-of-way</text:span><text:span text:style-name="T137">[RoW]</text:span><text:span text:style-name="T6">) nem o congestionamento de bicletas. Fazer isso é relevante quando a área possui separação bem definida entre os meios de transporte </text:span><text:span text:style-name="T7">(Carros, bicicletas, etc.)</text:span><text:span text:style-name="T6">.</text:span></text:p>
      <text:p text:style-name="P4"/>
      <text:p text:style-name="P13"><text:span text:style-name="T23">P</text:span><text:span text:style-name="T26">2</text:span><text:tab/>O objetivo do estudo é modelar o congestionamento em in<text:span text:style-name="T8">terseções </text:span><text:span text:style-name="T9">em áreas</text:span><text:span text:style-name="T8"> </text:span>com grande número de bicicletas. <text:span text:style-name="T10">Porém fazer isso em grandes áreas metropolitanas não é viável.</text:span></text:p>
      <text:p text:style-name="P63"><text:span text:style-name="T11"><text:tab/>O estudo será feito usando MATSim, substituindo o modelo de nó padrão para outro que inclui </text:span><text:span text:style-name="T6">direito de passagem (Right-of-way</text:span><text:span text:style-name="T137">[RoW]</text:span><text:span text:style-name="T6">) </text:span><text:span text:style-name="T11">em interseções entre vários modos (multi-modal) e aplicar isso em cenário de larga escala.</text:span></text:p>
      <text:p text:style-name="P13"/>
      <text:p text:style-name="P14"><text:span text:style-name="T23">P</text:span><text:span text:style-name="T26">3</text:span><text:tab/><text:span text:style-name="T12">O autor fala como o resto do artigo está estruturado, citando o que cada sessão irá tratar.</text:span></text:p>
      <text:p text:style-name="P14"/>
      <text:p text:style-name="P21"><text:span text:style-name="T11">2. </text:span><text:span text:style-name="T12">Classificação de nós</text:span></text:p>
      <text:p text:style-name="P5"/>
      <text:p text:style-name="P7"><text:span text:style-name="T27">P</text:span><text:span text:style-name="T26">4</text:span><text:span text:style-name="T12"><text:tab/></text:span><text:span text:style-name="T13">Os nós serão classificados em três </text:span><text:span text:style-name="T14">tipos:</text:span></text:p>
      <text:p text:style-name="P7"/>
      <text:p text:style-name="P7"><text:span text:style-name="T14">(1) O </text:span><text:span text:style-name="T66">nó com prioridade </text:span><text:span text:style-name="T67">(à </text:span><text:span text:style-name="T66">esquerda/certa/</text:span><text:span text:style-name="T68">justa</text:span><text:span text:style-name="T66">)?</text:span><text:span text:style-name="T14"> </text:span><text:span text:style-name="T15">(</text:span>right priority node<text:span text:style-name="T15">)</text:span><text:span text:style-name="T14"> é usado <text:s/>quando os links que saem e que </text:span><text:span text:style-name="T16">entram n</text:span><text:span text:style-name="T15">o</text:span><text:span text:style-name="T14"> nó possuem a mesma capacidade.</text:span></text:p>
      <text:p text:style-name="P6"/>
      <text:p text:style-name="P25">Ex:</text:p>
      <text:p text:style-name="P6">&lt;node id="4852690265" x="-4156777.5880157193" y="-577590.7400916001" &gt;&lt;/node&gt;</text:p>
      <text:p text:style-name="P6"/>
      <text:p text:style-name="P6">&lt;link id="493347377_2" from="4852690235" to="4852690265" length="9.38415141486881" freespeed="8.333333333333334" capacity="600.0" permlanes="1.0" oneway="1" modes="car,pt" &gt;&lt;/link&gt;</text:p>
      <text:p text:style-name="P6">&lt;link id="493347377_3" from="4852690265" to="4852689014" length="153.8366115820725" freespeed="8.333333333333334" capacity="600.0" permlanes="1.0" oneway="1" modes="car,pt" &gt;&lt;/link&gt;</text:p>
      <text:p text:style-name="P6"/>
      <text:p text:style-name="P45"><text:span text:style-name="T17">Percebe-se que ambos os links possuem a mesma capacidade “capacity="600.0"”, um aponta para o nó “4852690265” e o outro sai desse mesmo nó.</text:span></text:p>
      <text:p text:style-name="P65"><text:span text:style-name="T18">(2) O </text:span><text:span text:style-name="T64">nó anti prioritário</text:span><text:span text:style-name="T18"> </text:span><text:span text:style-name="T19">é quando uma ou duas direções possuem ponto final </text:span><text:span text:style-name="T20">enquanto outros possuem prioridade para a direita.</text:span></text:p>
      <text:p text:style-name="P7"/>
      <text:p text:style-name="P18">(3) <text:span text:style-name="T21">O </text:span><text:span text:style-name="T65">nó com prioridade direcionada</text:span><text:span text:style-name="T21"> é quando uma direção entrando e saindo de um nó possui prioridade sobre conversões.</text:span></text:p>
      <text:p text:style-name="P18"/>
      <text:p text:style-name="P8"><text:span text:style-name="T28">P5</text:span><text:span text:style-name="T22"><text:tab/></text:span><text:span text:style-name="T35">O tipo </text:span><text:span text:style-name="T36">do</text:span><text:span text:style-name="T35"> nó é definido através do pacote de links </text:span><text:span text:style-name="T38">(</text:span><text:span text:style-name="T37">são </text:span><text:span text:style-name="T38">até</text:span><text:span text:style-name="T37"> quatro links </text:span><text:span text:style-name="T47">unidirecionais</text:span><text:span text:style-name="T37"> </text:span><text:span text:style-name="T39">do</text:span><text:span text:style-name="T37"> nó possuindo no máximo 1 dos seguintes tipos listados em sentido anti-horário: </text:span><text:span text:style-name="T39">saída de bicicleta</text:span>, <text:span text:style-name="T39">saída de carro,</text:span> <text:span text:style-name="T39">entrada de carro e saída de bicicleta</text:span><text:span text:style-name="T38">)</text:span>. Se houver mais de 15<text:span text:style-name="T40">º</text:span> entre dois links consecutivos em um pacote <text:span text:style-name="T41">de links, </text:span><text:span text:style-name="T42">ele</text:span> será dividido em vários pacotes.</text:p>
      <text:p text:style-name="P8"/>
      <text:p text:style-name="P8"/>
      <text:p text:style-name="P16">Página <text:span text:style-name="T43">3</text:span></text:p>
      <text:p text:style-name="P26"/>
      <text:p text:style-name="P9"><text:span text:style-name="T29">P1</text:span><text:span text:style-name="T45"><text:tab/></text:span><text:span text:style-name="T53">Uma vez que os pacotes foram formados, as prioridades podem ser determinadas </text:span><text:span text:style-name="T54">com base</text:span><text:span text:style-name="T55"> </text:span><text:span text:style-name="T56">n</text:span><text:span text:style-name="T53">a capacidade máxima de cada pacote de links. Se dois pacotes possuírem capacidades muito discrepantes em relação aos outros, esses </text:span><text:span text:style-name="T57">dois</text:span><text:span text:style-name="T53"> serão considerados prioritários </text:span><text:span text:style-name="T58">e o nó será definido como <text:s/>“</text:span><text:span text:style-name="T59">nó com prioridade direcionada” </text:span><text:span text:style-name="T58">(3). </text:span><text:span text:style-name="T60">Se mais de dois pacotes, mas não todos, possuem a capacidade máxima, o nó será definido como “nó anti prioritário” (2) e os pacotes com maior capacidade serão primários, e os outros serão secundários. Se a capacidade for a mesma para todos os pacotes, será usado o número de linhas (faixas). Se, também, o número de faixas for o mesmo, o nó será definido como “</text:span><text:span text:style-name="T61">nó com prioridade </text:span><text:span text:style-name="T62">(à </text:span><text:span text:style-name="T61">esquerda/certa/</text:span><text:span text:style-name="T60">justa</text:span><text:span text:style-name="T61">)? </text:span><text:span text:style-name="T63">(</text:span><text:span text:style-name="T60">right priority node)”.</text:span></text:p>
      <text:p text:style-name="P27"/>
      <text:p text:style-name="P22"><text:span text:style-name="T70">3</text:span><text:span text:style-name="T11">. </text:span><text:span text:style-name="T69">Simulação em interseções</text:span></text:p>
      <text:p text:style-name="P28"/>
      <text:p text:style-name="P19"><text:span text:style-name="T46">3.</text:span><text:span text:style-name="T44">1. O modelo de nó padrão do MATSim</text:span></text:p>
      <text:p text:style-name="P27"/>
      <text:p text:style-name="P10"><text:span text:style-name="T30">P</text:span><text:span text:style-name="T31">2</text:span><text:span text:style-name="T71"><text:tab/></text:span><text:span text:style-name="T72">O MATSim possui 2 modelos de simulação: modelo de link e modelo de nó. O modelo de link determina, quando um veículo estará pronto para sair de um link. </text:span><text:span text:style-name="T73">Quando pronto</text:span><text:span text:style-name="T72">, ele pode ser desenhado </text:span><text:span text:style-name="T74">através do nó pelo modelo de nó. </text:span><text:span text:style-name="T75">O modelo de nó </text:span><text:span text:style-name="T76">seleciona a ordem de processamento de seus links de entrada de acordo com a capacidade </text:span><text:span text:style-name="T77">deles</text:span><text:span text:style-name="T76">. </text:span><text:span text:style-name="T77">Isso quer dizer que, indo para um nó através de um link com capacidade baixa, existe grande chance de que outros serão processados primeiro.</text:span></text:p>
      <text:p text:style-name="P10"><text:span text:style-name="T77"><text:tab/></text:span><text:span text:style-name="T78">Todo link do MATSim possui capacidade de ingresso que pode ser excedida enquanto processa outros links, forçando veículos que está em um link de baixa capacidade a serem atrasados na interseção.</text:span></text:p>
      <text:p text:style-name="P29"><text:tab/>Esse modelo é capaz de atrasar veículos quando um grande número de veículos entra no link e os veículos que estão nos links adjacentes precisam esperar até que haja espaço suficiente para entrar no link.</text:p>
      <text:p text:style-name="P29"/>
      <text:p text:style-name="P11"><text:span text:style-name="T48">3.</text:span><text:span text:style-name="T52">2</text:span><text:span text:style-name="T49">. </text:span><text:span text:style-name="T50">O modelo de nó direito de </text:span><text:span text:style-name="T51">passagem</text:span></text:p>
      <text:p text:style-name="P29"/>
      <text:p text:style-name="P12"><text:span text:style-name="T32">P</text:span><text:span text:style-name="T33">3</text:span><text:span text:style-name="T81"><text:tab/></text:span><text:span text:style-name="T79">Sempre que um movimento é processado, checa se os movimentos anteriores</text:span><text:span text:style-name="T80"> foram temporariamente negados por movimento conflitante. Cada movimento ‘m’ é associado com um tempo ‘t</text:span><text:span text:style-name="T82">m</text:span><text:span text:style-name="T87">’ (com valor inicial ‘-1’). </text:span><text:span text:style-name="T88">Se o movimento for permitido, ou seja se “t &gt; t</text:span><text:span text:style-name="T83">m</text:span><text:span text:style-name="T88">” então </text:span><text:span text:style-name="T89">todos os movimentos com prioridade igual ou menor que conflite com “m, c ∈ C</text:span><text:span text:style-name="T84">m</text:span><text:span text:style-name="T89">” </text:span><text:span text:style-name="T90">(o tempo mais primordial onde conflitos podem acontecer), t</text:span><text:span text:style-name="T85">c</text:span><text:span text:style-name="T90">, </text:span><text:span text:style-name="T91">são atualizados com o tempo atual mais 1 segundo extra, </text:span><text:span text:style-name="T90">t</text:span><text:span text:style-name="T85">c</text:span><text:span text:style-name="T91">=t</text:span><text:span text:style-name="T86">atual</text:span><text:span text:style-name="T91">+1. </text:span><text:span text:style-name="T92">Se </text:span><text:span text:style-name="T88">“t </text:span><text:span text:style-name="T92">&lt;</text:span><text:span text:style-name="T88"> t</text:span><text:span text:style-name="T83">m</text:span><text:span text:style-name="T88">” </text:span><text:span text:style-name="T92">então o movimento é negado e veículos não serão mais processados na tare</text:span><text:span text:style-name="T94">fa atual.</text:span></text:p>
      <text:p text:style-name="P30"/>
      <text:p text:style-name="P31"/>
      <text:p text:style-name="P23"><text:span text:style-name="T151">P</text:span><text:span text:style-name="T152">4</text:span><text:span text:style-name="T95"><text:tab/></text:span><text:span text:style-name="T96">Todo carro que vai para um </text:span><text:span text:style-name="T97">nó </text:span><text:span text:style-name="T96">de prioridade direcionado possui uma tarefa geral e uma tarefa separada que lidam com conversões à esquerda e outros movimentos que podem ser tratados separadamente. </text:span><text:span text:style-name="T98">Isso dá a oportunidade de ultrapassar pela direita, veículos que estão virando à esquerda. </text:span><text:span text:style-name="T99">As combinações de entrada e saída de links </text:span><text:span text:style-name="T100">que implica em conversões à esquerda são armazenados em nós durante a fase de pré-processamento com o intuito de prevenir recalculação durante a simulação.</text:span></text:p>
      <text:p text:style-name="P32"/>
      <text:p text:style-name="P17"><text:span text:style-name="T142">Página </text:span><text:span text:style-name="T143">4</text:span></text:p>
      <text:p text:style-name="P32"/>
      <text:p text:style-name="P33"><text:span text:style-name="T153">P</text:span><text:span text:style-name="T154">1</text:span><text:span text:style-name="T101"><text:tab/></text:span><text:span text:style-name="T102">Bicicletas virando à esquerda são tratadas de forma especial em nós de prioridade direcionada (3). </text:span><text:span text:style-name="T103">Ao invés de virar de uma vez, o movimento é feito de forma gradativa (sub viradas). </text:span><text:span text:style-name="T104">O primeiro movimento parcial leva o ciclista para frente do primeiro link de entrada, ao ir no sentido horário para outro pacote de links com prioridade diferente. Se não existir esse link ou esse link é o atual, o outro link de entrada de outra prioridade é usado. O link de entrada da virada é armazenado na fase de pré-processamento.</text:span></text:p>
      <text:p text:style-name="P33"><text:span text:style-name="T104"/></text:p>
      <text:p text:style-name="P34"><text:span text:style-name="T155">P2</text:span><text:span text:style-name="T104"><text:tab/></text:span><text:span text:style-name="T106">O processamento</text:span><text:span text:style-name="T105"> </text:span><text:span text:style-name="T106">da </text:span><text:span text:style-name="T105">ordem dos links de entrada </text:span><text:span text:style-name="T106">é</text:span><text:span text:style-name="T105"> ligeiramente diferente para cada tipo de nó. </text:span><text:span text:style-name="T106">Para o nó de prioridade direcionada (3), </text:span><text:span text:style-name="T107">os dois pacotes de links onde a prioridade direcionada está, </text:span><text:span text:style-name="T108">forma-se o conjunto de pacotes de links priorizados e os outros não são priorizados. Os movimentos para um </text:span><text:span text:style-name="T106">nó de prioridade direcionada (3) </text:span><text:span text:style-name="T108">são processados na seguinte ordem:</text:span></text:p>
      <text:list xml:id="list3766136796" text:style-name="L1">
        <text:list-item>
          <text:p text:style-name="P35"><text:span text:style-name="T108">Movimentos de bicicleta (curvas à esquerda) </text:span><text:span text:style-name="T109">vindo de</text:span><text:span text:style-name="T108"> pacotes de links priorizados.</text:span></text:p>
        </text:list-item>
        <text:list-item>
          <text:p text:style-name="P46"><text:span text:style-name="T93">Carros indo reto ou virando à direita vindo de pacotes priorizados.</text:span></text:p>
        </text:list-item>
        <text:list-item>
          <text:p text:style-name="P36"><text:span text:style-name="T109">Carros virando à </text:span><text:span text:style-name="T110">esquerda</text:span><text:span text:style-name="T109"> vindo de pacotes priorizados.</text:span></text:p>
        </text:list-item>
        <text:list-item>
          <text:p text:style-name="P49"><text:span text:style-name="T108">Movimentos de bicicleta (curvas à esquerda) </text:span><text:span text:style-name="T109">vindo de</text:span><text:span text:style-name="T108"> pacotes de links </text:span><text:span text:style-name="T93">não-</text:span><text:span text:style-name="T108">priorizados.</text:span></text:p>
        </text:list-item>
        <text:list-item>
          <text:p text:style-name="P47"><text:span text:style-name="T108">Carros indo reto ou virando à direita vindo de pacotes </text:span><text:span text:style-name="T110">não-</text:span><text:span text:style-name="T108">priorizados.</text:span></text:p>
        </text:list-item>
        <text:list-item>
          <text:p text:style-name="P47"><text:span text:style-name="T93">Carros virando à </text:span><text:span text:style-name="T110">esquerda</text:span><text:span text:style-name="T93"> vindo de pacotes </text:span><text:span text:style-name="T110">não-</text:span><text:span text:style-name="T93">priorizados.</text:span></text:p>
        </text:list-item>
      </text:list>
      <text:p text:style-name="P48"><text:span text:style-name="T93"/></text:p>
      <text:p text:style-name="P37"><text:span text:style-name="T156">P3</text:span><text:span text:style-name="T110"><text:tab/></text:span><text:span text:style-name="T111">Não importa se dois pacotes de links prioritários são processados primeiro, pois atrasos de conflitos nunca são processados até que seja garantido a falta de conflitos. Sendo assim, números aleatórios não são necessários.</text:span></text:p>
      <text:p text:style-name="P37"><text:span text:style-name="T111"/></text:p>
      <text:p text:style-name="P38"><text:span text:style-name="T157">P4</text:span><text:span text:style-name="T111"><text:tab/></text:span><text:span text:style-name="T112">Nós </text:span><text:span text:style-name="T113">com prioridade </text:span><text:span text:style-name="T115">(à </text:span><text:span text:style-name="T113">esquerda/certa/</text:span><text:span text:style-name="T116">justa</text:span><text:span text:style-name="T113">)? </text:span><text:span text:style-name="T114">(</text:span><text:span text:style-name="T112">right priority node</text:span><text:span text:style-name="T114">)</text:span><text:span text:style-name="T117">(1)</text:span><text:span text:style-name="T114"> </text:span><text:span text:style-name="T112">e anti prioritários</text:span><text:span text:style-name="T117">(2)</text:span><text:span text:style-name="T112"> são tratados da mesma forma. Em ambos, o primeiro pacote de links a ser processado é escolhido aleatoriamente de um conjunto de pacotes primários e são processados no sentido anti-horário. </text:span><text:span text:style-name="T118">Para cada pacote de links processado, as bicicletas são tratadas primeiro onde elas são permitidas a fazerem curvas à esquerda, imediatamente. </text:span><text:span text:style-name="T119">Depois que as bicicletas são processadas, os carros são processados.</text:span></text:p>
      <text:p text:style-name="P38"><text:span text:style-name="T119"/></text:p>
      <text:p text:style-name="P39"><text:span text:style-name="T158">P5</text:span><text:span text:style-name="T119"><text:tab/>O procedimento é aplicado aos pacotes secundários ao lidar com nós anti prioritários (2), </text:span><text:span text:style-name="T120">de forma que esses pacotes sejam processados uma vez após o processamento dos primários. Para </text:span><text:span text:style-name="T113">com prioridade </text:span><text:span text:style-name="T115">(à </text:span><text:span text:style-name="T113">esquerda/certa/</text:span><text:span text:style-name="T116">justa</text:span><text:span text:style-name="T113">)? </text:span><text:span text:style-name="T114">(</text:span><text:span text:style-name="T112">right priority node</text:span><text:span text:style-name="T114">)</text:span><text:span text:style-name="T117">(1)</text:span><text:span text:style-name="T120">, todos os pacotes são pacotes primários.</text:span></text:p>
      <text:p text:style-name="P39"><text:span text:style-name="T120"/></text:p>
      <text:p text:style-name="P40"><text:span text:style-name="T147">4</text:span><text:span text:style-name="T148">. </text:span><text:span text:style-name="T147">Estudo do caso e resultados preliminares</text:span></text:p>
      <text:p text:style-name="P39"><text:span text:style-name="T120"/></text:p>
      <text:p text:style-name="P50"><text:span text:style-name="T159">P</text:span><text:span text:style-name="T150">6</text:span><text:span text:style-name="T93"><text:tab/></text:span><text:span text:style-name="T121">A classificação e modelo dos nós foram implementad</text:span><text:span text:style-name="T122">o</text:span><text:span text:style-name="T121">s no MATSim.</text:span></text:p>
      <text:p text:style-name="P50"><text:span text:style-name="T121"/></text:p>
      <text:p text:style-name="P52"><text:span text:style-name="T142">Página </text:span><text:span text:style-name="T144">5</text:span></text:p>
      <text:p text:style-name="P50"><text:span text:style-name="T121"/></text:p>
      <text:p text:style-name="P51"><text:span text:style-name="T150">P</text:span><text:span text:style-name="T160">1</text:span><text:span text:style-name="T93"><text:tab/></text:span><text:span text:style-name="T123">O estudo foi feita na área de Copenhague. </text:span><text:span text:style-name="T124">A network foi extraída do OSM (OpenStreetMap). A demanda veio do COMPAS (Copenhagen Model for Passenger Activity Scheduling). 100% das viagens feitas de bicicleta foram incluídas na simulação e 10% dos carros foram gerados aleatoriamente e isso causou atraso nas interseções multiplicado por 10.</text:span></text:p>
      <text:p text:style-name="P64"><text:span text:style-name="T150">P2</text:span><text:span text:style-name="T93"><text:tab/></text:span><text:span text:style-name="T125">A simulação rodou 100 iterações e o alterador de rotas foi usado e definido como 20% de chance da rota ser atualizada a cada iteração. O congestionamento é penalisado 50% mais que fluxo livre. A simulação foi rodada em um computador com dois processadores de 10 núcleos de 2.8GHz e 120GB de RAM.</text:span></text:p>
      <text:p text:style-name="P57"><text:span text:style-name="T125"/></text:p>
      <text:p text:style-name="P58"><text:span text:style-name="T150">P3</text:span><text:span text:style-name="T93"><text:tab/></text:span><text:span text:style-name="T126">A tabela 1 mostra que o modelo de </text:span><text:span text:style-name="T127">direito de passagem (Right-of-way </text:span><text:span text:style-name="T128">[R</text:span><text:span text:style-name="T129">o</text:span><text:span text:style-name="T128">W]</text:span><text:span text:style-name="T127">)</text:span><text:span text:style-name="T126"> possui performance mais lenta com cerca de 18-35% de perda de performance.</text:span></text:p>
      <text:p text:style-name="P58"><text:span text:style-name="T126"/></text:p>
      <text:p text:style-name="P59"><text:span text:style-name="T150">P4</text:span><text:span text:style-name="T93"><text:tab/></text:span><text:span text:style-name="T130">A tabela 1 também mostra o tempo de congestionamento por viagens de bicicletas entre várias configurações. Ela também mostra que o tempo de congestionamento por viagem quase dobra, quando usa o </text:span><text:span text:style-name="T127">direito de passagem (Right-of-way </text:span><text:span text:style-name="T128">[R</text:span><text:span text:style-name="T129">o</text:span><text:span text:style-name="T128">W]</text:span><text:span text:style-name="T127">). </text:span><text:span text:style-name="T131">Quando adiciona carros esse tempo quase triplica e o tempo de viagem médio ficou 3.2% mais demorado quando não se modela interseções. Ao usar o modelo de nó padrão, esse tempo não é impactado.</text:span></text:p>
      <text:p text:style-name="P59"><text:span text:style-name="T131"/></text:p>
      <text:p text:style-name="P53"><text:span text:style-name="T142">Página </text:span><text:span text:style-name="T145">6</text:span></text:p>
      <text:p text:style-name="P59"><text:span text:style-name="T131"/></text:p>
      <text:p text:style-name="P60"><text:span text:style-name="T150">P1</text:span><text:span text:style-name="T93"><text:tab/></text:span><text:span text:style-name="T132">Para viagens de carros, o modelo de nó proposto produz longos tempos médios de viagem, devido a um problema quando o cenário possui poucas viagens de carros, e algumas delas são bastante atrasadas e algumas viagens com razão de tempo excedendo os 100 em fluxo livre, </text:span><text:span text:style-name="T133">sendo que o normal é 1,16. </text:span><text:span text:style-name="T134">Esses valores são esperados enquanto os atrasos essas poucas viagens não são identificad</text:span><text:span text:style-name="T135">o</text:span><text:span text:style-name="T134">s e eliminad</text:span><text:span text:style-name="T135">o</text:span><text:span text:style-name="T134">s. </text:span><text:span text:style-name="T135">Os valores da tabela 1 podem não fazer sentido se o cenário possuir poucas viagens.</text:span></text:p>
      <text:p text:style-name="P60"><text:span text:style-name="T135"/></text:p>
      <text:p text:style-name="P41"><text:span text:style-name="T149">5</text:span><text:span text:style-name="T148">. </text:span><text:span text:style-name="T149">Conclusões, limitações e trabalho futuro</text:span></text:p>
      <text:p text:style-name="P60"><text:span text:style-name="T135"/></text:p>
      <text:p text:style-name="P61"><text:span text:style-name="T150">P</text:span><text:span text:style-name="T162">2</text:span><text:span text:style-name="T93"><text:tab/>O estudo propõe um método <text:s/>de simular carros e bicicletas separadamente através de links, modelando os atrasos causados por seus conflitos em interseções. O estudo foi feito em Copenhague. Mesmo com grandes cenários é possível simular em um tempo viável.</text:span></text:p>
      <text:p text:style-name="P61"><text:span text:style-name="T93"/></text:p>
      <text:p text:style-name="P42"><text:span text:style-name="T161">P</text:span><text:span text:style-name="T162">3</text:span><text:span text:style-name="T135"><text:tab/>A análise mostra que as bicicletas são mais atrasadas quando o </text:span><text:span text:style-name="T127">direito de passagem (Right-of-way</text:span><text:span text:style-name="T137">[RoW]</text:span><text:span text:style-name="T127">) </text:span><text:span text:style-name="T135">é usado e ainda mais, quando carros são </text:span><text:span text:style-name="T136">adicionados</text:span><text:span text:style-name="T135"> na simulação. </text:span><text:span text:style-name="T137">Os números ainda são baixos porque semáforos estão ausentes no modelo. Veículos que estão em links prioritários só serão atrasados se virarem à esquerda. Como bicicletas geralmente andam em estradas principais, colocar semáforos adicionará tempo substancial à viagem deles.</text:span></text:p>
      <text:p text:style-name="P41"><text:span text:style-name="T137"/></text:p>
      <text:p text:style-name="P62"><text:span text:style-name="T150">P4</text:span><text:span text:style-name="T93"><text:tab/>Incluir sinais de trânsito requer dados adicionais de outras fontes.</text:span></text:p>
      <text:p text:style-name="P62"><text:span text:style-name="T93"/></text:p>
      <text:p text:style-name="P62"><text:span text:style-name="T150">P5</text:span><text:span text:style-name="T93"><text:tab/>Algumas viagens de carro podem ser quase incapazes de viajar através do nós quando o </text:span><text:span text:style-name="T127">direito de passagem (Right-of-way</text:span><text:span text:style-name="T93">[RoW]</text:span><text:span text:style-name="T127">) </text:span><text:span text:style-name="T93">é usado. </text:span><text:span text:style-name="T138">Esse modo pode ser ajustado para atingir resultados mais satisfatórios.</text:span></text:p>
      <text:p text:style-name="P62"><text:span text:style-name="T138"/></text:p>
      <text:p text:style-name="P44"><text:span text:style-name="T163">P6</text:span><text:span text:style-name="T138"><text:tab/></text:span><text:span text:style-name="T139">O algoritmo do caminho mais curto deve ser aprimorado. </text:span><text:span text:style-name="T140">Ele funciona calculando os tempos de nó em nó e o atraso é adicionado ao link onde o veículo está entrado. Seria melhor calcular o tempo usando link por link, onde o atraso é adicionado ao link de entrada e ao link de saída, combinados. Isso tornaria a simulação mais realista e o tempo de viagem mais curto.</text:span></text:p>
      <text:p text:style-name="P44"><text:span text:style-name="T140"/></text:p>
      <text:p text:style-name="P54"><text:span text:style-name="T142">Página </text:span><text:span text:style-name="T146">7</text:span></text:p>
      <text:p text:style-name="P54"><text:span text:style-name="T140"/></text:p>
      <text:p text:style-name="P56"><text:span text:style-name="T150">P1</text:span><text:span text:style-name="T93"><text:tab/></text:span><text:span text:style-name="T141">Também é relevante verificar os resultados desagregados do modelo. Assim é possível vem em que áreas ocorre congestionamento com frequência e o tempo que ele dura.</text:span></text:p>
      <text:p text:style-name="P56"><text:span text:style-name="T14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6:26:52.489525218</meta:creation-date>
    <dc:date>2021-07-16T18:34:49.784975522</dc:date>
    <meta:editing-duration>PT12H19M33S</meta:editing-duration>
    <meta:editing-cycles>126</meta:editing-cycles>
    <meta:generator>LibreOffice/6.4.7.2$Linux_X86_64 LibreOffice_project/40$Build-2</meta:generator>
    <meta:document-statistic meta:table-count="0" meta:image-count="0" meta:object-count="0" meta:page-count="4" meta:paragraph-count="62" meta:word-count="1804" meta:character-count="11310" meta:non-whitespace-character-count="9567"/>
  </office:meta>
</office:document-meta>
</file>